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8in"/>
    </style:style>
    <style:style style:name="co3" style:family="table-column">
      <style:table-column-properties fo:break-before="auto" style:column-width="1.2063in"/>
    </style:style>
    <style:style style:name="co4" style:family="table-column">
      <style:table-column-properties fo:break-before="auto" style:column-width="3.1654in"/>
    </style:style>
    <style:style style:name="co5" style:family="table-column">
      <style:table-column-properties fo:break-before="auto" style:column-width="3.6756in"/>
    </style:style>
    <style:style style:name="co6" style:family="table-column">
      <style:table-column-properties fo:break-before="auto" style:column-width="1.6575in"/>
    </style:style>
    <style:style style:name="co7" style:family="table-column">
      <style:table-column-properties fo:break-before="auto" style:column-width="0.922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1.3799in"/>
    </style:style>
    <style:style style:name="co11" style:family="table-column">
      <style:table-column-properties fo:break-before="auto" style:column-width="2.8575in"/>
    </style:style>
    <style:style style:name="co12" style:family="table-column">
      <style:table-column-properties fo:break-before="auto" style:column-width="2.2126in"/>
    </style:style>
    <style:style style:name="co13" style:family="table-column">
      <style:table-column-properties fo:break-before="auto" style:column-width="1.728in"/>
    </style:style>
    <style:style style:name="co14" style:family="table-column">
      <style:table-column-properties fo:break-before="auto" style:column-width="1.272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302in"/>
    </style:style>
    <style:style style:name="co17" style:family="table-column">
      <style:table-column-properties fo:break-before="auto" style:column-width="1.35in"/>
    </style:style>
    <style:style style:name="co18" style:family="table-column">
      <style:table-column-properties fo:break-before="auto" style:column-width="2.589in"/>
    </style:style>
    <style:style style:name="co19" style:family="table-column">
      <style:table-column-properties fo:break-before="auto" style:column-width="1.8862in"/>
    </style:style>
    <style:style style:name="co20" style:family="table-column">
      <style:table-column-properties fo:break-before="auto" style:column-width="1.878in"/>
    </style:style>
    <style:style style:name="co21" style:family="table-column">
      <style:table-column-properties fo:break-before="auto" style:column-width="1.1339in"/>
    </style:style>
    <style:style style:name="co22" style:family="table-column">
      <style:table-column-properties fo:break-before="auto" style:column-width="1.1882in"/>
    </style:style>
    <style:style style:name="co23" style:family="table-column">
      <style:table-column-properties fo:break-before="auto" style:column-width="1.2902in"/>
    </style:style>
    <style:style style:name="co24" style:family="table-column">
      <style:table-column-properties fo:break-before="auto" style:column-width="2.1839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2.4984in" fo:break-before="auto" style:use-optimal-row-height="true"/>
    </style:style>
    <style:style style:name="ro3" style:family="table-row">
      <style:table-row-properties style:row-height="1.572in" fo:break-before="auto" style:use-optimal-row-height="true"/>
    </style:style>
    <style:style style:name="ro4" style:family="table-row">
      <style:table-row-properties style:row-height="0.7953in" fo:break-before="auto" style:use-optimal-row-height="true"/>
    </style:style>
    <style:style style:name="ro5" style:family="table-row">
      <style:table-row-properties style:row-height="1.6102in" fo:break-before="auto" style:use-optimal-row-height="false"/>
    </style:style>
    <style:style style:name="ro6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6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arrays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difficulty </text:p>
          </table:table-cell>
          <table:table-cell table:style-name="ce1" office:value-type="string">
            <text:p>time take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pace complexity </text:p>
          </table:table-cell>
          <table:table-cell table:style-name="ce1" office:value-type="string">
            <text:p>ranking </text:p>
          </table:table-cell>
          <table:table-cell table:style-name="ce1" office:value-type="string">
            <text:p>Solution Remarks </text:p>
          </table:table-cell>
          <table:table-cell table:style-name="ce1" office:value-type="string">
            <text:p>discussion notes</text:p>
          </table:table-cell>
          <table:table-cell table:number-columns-repeated="1016"/>
        </table:table-row>
        <table:table-row table:style-name="ro2">
          <table:table-cell office:value-type="string">
            <text:p>#1 Two Sum</text:p>
          </table:table-cell>
          <table:table-cell office:value-type="string">
            <text:p>easy</text:p>
          </table:table-cell>
          <table:table-cell office:value-type="string">
            <text:p>15m 20s </text:p>
          </table:table-cell>
          <table:table-cell table:number-columns-repeated="2" office:value-type="string">
            <text:p>O(n)</text:p>
          </table:table-cell>
          <table:table-cell office:value-type="string">
            <text:p>Time: 89.89%</text:p>
            <text:p>Mem: 17.81%</text:p>
          </table:table-cell>
          <table:table-cell office:value-type="string">
            <text:p>should improve on space complexity. Used a int map {el : index}, used </text:p>
            <text:p>Tmp = target – nums[i] .. checked tmp to see if in map </text:p>
          </table:table-cell>
          <table:table-cell office:value-type="string">
            <text:p>this can be done in one pass using a map, while we iterate and insert into table we can also look back and check if current element's complement already exists in the table 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edList" table:style-name="ta1" table:print="false"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difficulty </text:p>
          </table:table-cell>
          <table:table-cell table:style-name="ce1" office:value-type="string">
            <text:p>time take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pace complexity </text:p>
          </table:table-cell>
          <table:table-cell table:style-name="ce1" office:value-type="string">
            <text:p>ranking </text:p>
          </table:table-cell>
          <table:table-cell table:style-name="ce1" office:value-type="string">
            <text:p>Solution Remarks </text:p>
          </table:table-cell>
          <table:table-cell table:style-name="ce1" office:value-type="string">
            <text:p>discussion notes</text:p>
          </table:table-cell>
          <table:table-cell table:number-columns-repeated="1016"/>
        </table:table-row>
        <table:table-row table:style-name="ro3">
          <table:table-cell office:value-type="string">
            <text:p>#2 add two numbers </text:p>
          </table:table-cell>
          <table:table-cell office:value-type="string">
            <text:p>medium</text:p>
          </table:table-cell>
          <table:table-cell office:value-type="string">
            <text:p>&gt;30m</text:p>
          </table:table-cell>
          <table:table-cell table:number-columns-repeated="2" office:value-type="string">
            <text:p>O(m+n)</text:p>
          </table:table-cell>
          <table:table-cell office:value-type="string">
            <text:p>Time: 97.91%</text:p>
            <text:p>Mem: 98.84%</text:p>
          </table:table-cell>
          <table:table-cell office:value-type="string">
            <text:p>when building a linked list always have the tail node pointing to the newest node</text:p>
            <text:p>That way we can allocate a new node using the following</text:p>
            <text:p>tail-&gt;next = new node(234)</text:p>
            <text:p>Tail = tail-&gt;next;</text:p>
            <text:p>When creating a linkedlist have tail point to the head</text:p>
            <text:p>Tail = head</text:p>
          </table:table-cell>
          <table:table-cell table:number-columns-repeated="101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rings" table:style-name="ta1" table:print="false"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1015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difficulty </text:p>
          </table:table-cell>
          <table:table-cell table:style-name="ce1" office:value-type="string">
            <text:p>time take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pace complexity </text:p>
          </table:table-cell>
          <table:table-cell table:style-name="ce1" office:value-type="string">
            <text:p>ranking </text:p>
          </table:table-cell>
          <table:table-cell table:style-name="ce1" office:value-type="string">
            <text:p>Solution Remarks </text:p>
          </table:table-cell>
          <table:table-cell table:style-name="ce1" office:value-type="string">
            <text:p>discussion notes</text:p>
          </table:table-cell>
          <table:table-cell table:number-columns-repeated="1015"/>
          <table:table-cell table:style-name="ce2"/>
        </table:table-row>
        <table:table-row table:style-name="ro4">
          <table:table-cell office:value-type="string">
            <text:p>#344 Reverse String </text:p>
          </table:table-cell>
          <table:table-cell office:value-type="string">
            <text:p>easy </text:p>
          </table:table-cell>
          <table:table-cell office:value-type="string">
            <text:p>4m 20s</text:p>
          </table:table-cell>
          <table:table-cell office:value-type="string">
            <text:p>O(n/2)</text:p>
          </table:table-cell>
          <table:table-cell office:value-type="string">
            <text:p>O(1) </text:p>
          </table:table-cell>
          <table:table-cell table:style-name="ce3" office:value-type="string">
            <text:p>Time: 98.67% </text:p>
            <text:p>Mem: 99.05%</text:p>
          </table:table-cell>
          <table:table-cell office:value-type="string">
            <text:p>Traverse 0 to len/2, swap each char.</text:p>
            <text:p/>
            <text:p>This problem is done using a vector</text:p>
          </table:table-cell>
          <table:table-cell table:number-columns-repeated="1017"/>
        </table:table-row>
        <table:table-row table:style-name="ro5">
          <table:table-cell office:value-type="string">
            <text:p>#2 longest substring without repeating characters </text:p>
          </table:table-cell>
          <table:table-cell office:value-type="string">
            <text:p>medium</text:p>
          </table:table-cell>
          <table:table-cell office:value-type="string">
            <text:p>&gt;30m</text:p>
          </table:table-cell>
          <table:table-cell office:value-type="string">
            <text:p>O(2n)</text:p>
          </table:table-cell>
          <table:table-cell office:value-type="string">
            <text:p>O(m): where m is size of charset → 128</text:p>
          </table:table-cell>
          <table:table-cell office:value-type="string">
            <text:p>Time: 99.76%</text:p>
            <text:p>Mem: 99.95%</text:p>
          </table:table-cell>
          <table:table-cell office:value-type="string">
            <text:p>sliding window approach</text:p>
            <text:p>1. both I and j start from 0</text:p>
            <text:p>2. if char in map, increment I, and set that entry to zero</text:p>
            <text:p>3. if not in char map, set entry to 1 increment j++, check maximum size of window</text:p>
            <text:p/>
            <text:p>Used a char charMap[128] for direct access </text:p>
          </table:table-cell>
          <table:table-cell table:number-columns-repeated="1017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ees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bitbanger" table:style-name="ta1" table:print="false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2"/>
        <table:table-column table:style-name="co1" table:number-columns-repeated="1019" table:default-cell-style-name="ce5"/>
        <table:table-row table:style-name="ro7">
          <table:table-cell table:style-name="ce4" office:value-type="string">
            <text:p>Problem</text:p>
          </table:table-cell>
          <table:table-cell table:style-name="ce4" office:value-type="string">
            <text:p>time taken</text:p>
          </table:table-cell>
          <table:table-cell table:style-name="ce4" office:value-type="string">
            <text:p>time complexity</text:p>
          </table:table-cell>
          <table:table-cell table:style-name="ce4" office:value-type="string">
            <text:p>space complexity </text:p>
          </table:table-cell>
          <table:table-cell table:style-name="ce1" office:value-type="string">
            <text:p>remarks </text:p>
          </table:table-cell>
          <table:table-cell table:number-columns-repeated="1019"/>
        </table:table-row>
        <table:table-row table:style-name="ro8">
          <table:table-cell office:value-type="string">
            <text:p>#461: Hamming Distance </text:p>
          </table:table-cell>
          <table:table-cell office:value-type="string">
            <text:p>12m 30s</text:p>
          </table:table-cell>
          <table:table-cell office:value-type="string">
            <text:p>O(sizeof(int)*8)</text:p>
          </table:table-cell>
          <table:table-cell office:value-type="string">
            <text:p>O(1) </text:p>
          </table:table-cell>
          <table:table-cell office:value-type="string">
            <text:p>create mask, check each bit for equality, increment cnt </text:p>
            <text:p/>
            <text:p>(for bit ops must be in ()) </text:p>
          </table:table-cell>
          <table:table-cell table:number-columns-repeated="1019"/>
        </table:table-row>
        <table:table-row table:style-name="ro8" table:number-rows-repeated="104857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4/17/2019</text:date>, <text:time>01:1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1:35:02</meta:creation-date>
    <dc:date>2019-04-17T01:19:54</dc:date>
    <meta:editing-duration>PT3H28M12S</meta:editing-duration>
    <meta:editing-cycles>5</meta:editing-cycles>
    <meta:generator>OpenOffice/4.1.6$Unix OpenOffice.org_project/416m1$Build-9790</meta:generator>
    <meta:document-statistic meta:table-count="5" meta:cell-count="63" meta:object-count="0"/>
  </office:meta>
</office:document-meta>
</file>